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bcc" draw:textarea-horizontal-align="justify" draw:textarea-vertical-align="top" draw:auto-grow-height="false" fo:min-height="2.574cm" fo:min-width="2.441cm"/>
    </style:style>
    <style:style style:name="gr2" style:family="graphic" style:parent-style-name="standard">
      <style:graphic-properties svg:stroke-color="#000000" draw:fill-color="#4dfbff" draw:textarea-horizontal-align="justify" draw:textarea-vertical-align="top" draw:auto-grow-height="false" fo:min-height="1.782cm" fo:min-width="3.437cm"/>
    </style:style>
    <style:style style:name="gr3" style:family="graphic" style:parent-style-name="standard">
      <style:graphic-properties svg:stroke-color="#000000" draw:fill-color="#c7feff" draw:textarea-horizontal-align="justify" draw:textarea-vertical-align="top" draw:auto-grow-height="false" fo:min-height="4.899cm" fo:min-width="4.44cm"/>
    </style:style>
    <style:style style:name="gr4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</style:style>
    <style:style style:name="gr5" style:family="graphic" style:parent-style-name="standard">
      <style:graphic-properties svg:stroke-color="#000000" draw:fill-color="#dddddd" draw:textarea-horizontal-align="justify" draw:textarea-vertical-align="top" draw:auto-grow-height="false" fo:min-height="5.613cm" fo:min-width="4.676cm"/>
    </style:style>
    <style:style style:name="gr6" style:family="graphic" style:parent-style-name="standard">
      <style:graphic-properties svg:stroke-color="#000000" draw:fill-color="#dfcce4" draw:textarea-horizontal-align="justify" draw:textarea-vertical-align="top" draw:auto-grow-height="false" fo:min-height="5.313cm" fo:min-width="4.58cm"/>
    </style:style>
    <style:style style:name="gr7" style:family="graphic" style:parent-style-name="standard">
      <style:graphic-properties svg:stroke-color="#000000" draw:fill-color="#8ccfb7" draw:textarea-horizontal-align="justify" draw:textarea-vertical-align="top" draw:auto-grow-height="false" fo:min-height="6.666cm" fo:min-width="4.822cm"/>
    </style:style>
    <style:style style:name="gr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1.095cm" fo:min-width="5.343cm"/>
    </style:style>
    <style:style style:name="gr10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</style:style>
    <style:style style:name="gr11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</style:style>
    <style:style style:name="gr1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</style:style>
    <style:style style:name="gr1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</style:style>
    <style:style style:name="gr2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dc578" draw:textarea-horizontal-align="justify" draw:textarea-vertical-align="middle" draw:auto-grow-height="false" fo:min-height="0.686cm" fo:min-width="3.411cm" fo:padding-top="0.165cm" fo:padding-bottom="0.165cm" fo:padding-left="0.29cm" fo:padding-right="0.29cm"/>
    </style:style>
    <style:style style:name="gr27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</style:style>
    <style:style style:name="gr28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</style:style>
    <style:style style:name="gr29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/>
    </style:style>
    <style:style style:name="gr31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/>
    </style:style>
    <style:style style:name="gr32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/>
    </style:style>
    <style:style style:name="gr33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/>
    </style:style>
    <style:style style:name="gr34" style:family="graphic" style:parent-style-name="standard">
      <style:graphic-properties svg:stroke-color="#000000" draw:fill-color="#f05fff" draw:textarea-horizontal-align="justify" draw:textarea-vertical-align="middle" draw:auto-grow-height="false" fo:min-height="0.766cm" fo:min-width="3.666cm"/>
    </style:style>
    <style:style style:name="gr3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</style:style>
    <style:style style:name="gr3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</style:style>
    <style:style style:name="gr38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/>
    </style:style>
    <style:style style:name="gr3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cf00ff" draw:textarea-horizontal-align="justify" draw:textarea-vertical-align="middle" draw:auto-grow-height="false" fo:min-height="0.686cm" fo:min-width="3.23cm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119cm" fo:padding-top="0.165cm" fo:padding-bottom="0.165cm" fo:padding-left="0.29cm" fo:padding-right="0.29cm"/>
    </style:style>
    <style:style style:name="gr41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366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11cm"/>
    </style:style>
    <style:style style:name="gr44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697cm"/>
    </style:style>
    <style:style style:name="gr45" style:family="graphic" style:parent-style-name="standard">
      <style:graphic-properties svg:stroke-color="#000000" draw:fill-color="#3ec4c7" draw:textarea-horizontal-align="justify" draw:textarea-vertical-align="middle" draw:auto-grow-height="false" fo:min-height="0.766cm" fo:min-width="2.038cm"/>
    </style:style>
    <style:style style:name="gr46" style:family="graphic" style:parent-style-name="standard">
      <style:graphic-properties draw:stroke="dash" draw:stroke-dash="Ultrafine_20_Dotted_20__28_var_29_" svg:stroke-width="0.106cm" svg:stroke-color="#ed1c24" draw:marker-start-width="0.359cm" draw:marker-end-width="0.359cm" draw:fill-color="#cf00ff" draw:textarea-horizontal-align="justify" draw:textarea-vertical-align="middle" draw:auto-grow-height="false" fo:min-height="0.766cm" fo:min-width="4.953cm" fo:padding-top="0.178cm" fo:padding-bottom="0.178cm" fo:padding-left="0.303cm" fo:padding-right="0.303cm"/>
    </style:style>
    <style:style style:name="gr47" style:family="graphic" style:parent-style-name="standard">
      <style:graphic-properties svg:stroke-color="#000000" draw:fill-color="#fff200" draw:textarea-horizontal-align="justify" draw:textarea-vertical-align="middle" draw:auto-grow-height="false" fo:min-height="0.364cm" fo:min-width="1.244cm"/>
    </style:style>
    <style:style style:name="gr48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3.666cm"/>
    </style:style>
    <style:style style:name="gr49" style:family="graphic" style:parent-style-name="standard">
      <style:graphic-properties svg:stroke-color="#000000" draw:fill-color="#cf00ff" draw:textarea-horizontal-align="justify" draw:textarea-vertical-align="middle" draw:auto-grow-height="false" fo:min-height="0.766cm" fo:min-width="3.016cm"/>
    </style:style>
    <style:style style:name="gr50" style:family="graphic" style:parent-style-name="standard">
      <style:graphic-properties svg:stroke-color="#000000" draw:fill-color="#cf00ff" draw:textarea-horizontal-align="justify" draw:textarea-vertical-align="middle" draw:auto-grow-height="false" fo:min-height="0.841cm" fo:min-width="3.016cm"/>
    </style:style>
    <style:style style:name="gr51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281cm"/>
    </style:style>
    <style:style style:name="P1" style:family="paragraph">
      <style:paragraph-properties fo:text-align="start"/>
    </style:style>
    <style:style style:name="P2" style:family="paragraph">
      <loext:graphic-properties draw:fill-color="#fffbcc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4dfb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c7fe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fff200"/>
      <style:paragraph-properties fo:text-align="center"/>
    </style:style>
    <style:style style:name="P12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dc578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aa61a"/>
      <style:paragraph-properties fo:text-align="center"/>
    </style:style>
    <style:style style:name="P21" style:family="paragraph">
      <loext:graphic-properties draw:fill-color="#f37b70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-color="#8ccfb7"/>
      <style:paragraph-properties fo:text-align="center"/>
      <style:text-properties fo:color="#bee3d3"/>
    </style:style>
    <style:style style:name="P23" style:family="paragraph">
      <loext:graphic-properties draw:fill-color="#f05fff"/>
      <style:paragraph-properties fo:text-align="center"/>
      <style:text-properties fo:font-size="12pt" style:font-size-asian="12pt" style:font-size-complex="12pt"/>
    </style:style>
    <style:style style:name="P24" style:family="paragraph">
      <loext:graphic-properties draw:fill-color="#fcd4d1"/>
      <style:paragraph-properties fo:text-align="center"/>
    </style:style>
    <style:style style:name="P25" style:family="paragraph">
      <loext:graphic-properties draw:fill-color="#cf00ff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3ec4c7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f7a19a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3.048cm" svg:x="27.143cm" svg:y="33.766cm">
          <text:p text:style-name="P1"><text:span text:style-name="T1">daigDipho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6" draw:id="id56" draw:layer="layout" svg:width="3.937cm" svg:height="2.032cm" svg:x="32.742cm" svg:y="29.231cm">
          <text:p text:style-name="P3"><text:span text:style-name="T2">viewPWplot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54" draw:id="id54" draw:layer="layout" svg:width="5.334cm" svg:height="5.559cm" svg:x="25.819cm" svg:y="27.445cm">
          <text:p text:style-name="P1"><text:span text:style-name="T1">$bruDir/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6" draw:layer="layout" svg:width="5.45cm" svg:height="6.004cm" svg:x="13.023cm" svg:y="24.764cm">
          <text:p text:style-name="P1"><text:span text:style-name="T1">Orthogonality</text:span><text:span text:style-name="T1">Loop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6" draw:id="id6" draw:layer="layout" svg:width="5.588cm" svg:height="6.331cm" svg:x="12.565cm" svg:y="10.417cm">
          <text:p text:style-name="P1"><text:span text:style-name="T1">OUTROOT 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8" draw:layer="layout" svg:width="5.08cm" svg:height="5.563cm" svg:x="20.581cm" svg:y="16.013cm">
          <text:p text:style-name="P1"><text:span text:style-name="T1">analysi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5.746cm" svg:height="7.468cm" svg:x="26.242cm" svg:y="17.029cm">
          <text:p text:style-name="P1"><text:span text:style-name="T1">spinroo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0" draw:layer="layout" svg:width="6.35cm" svg:height="6.096cm" svg:x="12.25cm" svg:y="3.667cm">
          <text:p text:style-name="P1"><text:span text:style-name="T1">runDiskim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1" draw:id="id1" draw:layer="layout" svg:width="6.477cm" svg:height="1.905cm" svg:x="12.297cm" svg:y="1cm">
          <text:p text:style-name="P3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2" xml:id="id2" draw:id="id2" draw:layer="layout" svg:width="4.699cm" svg:height="1.016cm" svg:x="13.185cm" svg:y="4.683cm">
          <text:p text:style-name="P3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3" draw:id="id3" draw:layer="layout" svg:width="3.683cm" svg:height="0.889cm" svg:x="13.69cm" svg:y="6.516cm">
          <text:p text:style-name="P3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2" xml:id="id4" draw:id="id4" draw:layer="layout" svg:width="4.699cm" svg:height="1.016cm" svg:x="13.185cm" svg:y="8.184cm">
          <text:p text:style-name="P3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1" xml:id="id38" draw:id="id38" draw:layer="layout" svg:width="3.683cm" svg:height="1.016cm" svg:x="13.7cm" svg:y="13.34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3" draw:layer="layout" draw:type="line" svg:x1="15.536cm" svg:y1="2.905cm" svg:x2="15.535cm" svg:y2="4.683cm" draw:start-shape="id1" draw:start-glue-point="6" draw:end-shape="id2" draw:end-glue-point="4" svg:d="M15536 2905l-1 1778" svg:viewBox="0 0 2 1779">
          <text:p/>
        </draw:connector>
        <draw:connector draw:style-name="gr13" draw:text-style-name="P13" draw:layer="layout" draw:type="line" svg:x1="15.535cm" svg:y1="5.699cm" svg:x2="15.531cm" svg:y2="6.516cm" draw:start-shape="id2" draw:start-glue-point="6" draw:end-shape="id3" draw:end-glue-point="4" svg:d="M15535 5699l-4 817" svg:viewBox="0 0 5 818">
          <text:p/>
        </draw:connector>
        <draw:connector draw:style-name="gr13" draw:text-style-name="P13" draw:layer="layout" draw:type="line" svg:x1="15.531cm" svg:y1="7.405cm" svg:x2="15.535cm" svg:y2="8.184cm" draw:start-shape="id3" draw:start-glue-point="6" draw:end-shape="id4" draw:end-glue-point="4" svg:d="M15531 7405l4 779" svg:viewBox="0 0 5 780">
          <text:p/>
        </draw:connector>
        <draw:connector draw:style-name="gr13" draw:text-style-name="P13" draw:layer="layout" draw:type="line" svg:x1="15.535cm" svg:y1="9.2cm" svg:x2="15.541cm" svg:y2="11.642cm" draw:start-shape="id4" draw:start-glue-point="6" draw:end-shape="id5" draw:end-glue-point="0" svg:d="M15535 9200l6 2442" svg:viewBox="0 0 7 2443">
          <text:p/>
        </draw:connector>
        <draw:custom-shape draw:style-name="gr14" draw:text-style-name="P14" xml:id="id7" draw:id="id7" draw:layer="layout" svg:width="3.683cm" svg:height="1.016cm" svg:x="21.153cm" svg:y="17.11cm">
          <text:p text:style-name="P3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14" draw:id="id14" draw:layer="layout" svg:width="3.683cm" svg:height="0.889cm" svg:x="27.304cm" svg:y="18.172cm">
          <text:p text:style-name="P3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3" draw:layer="layout" draw:line-skew="0.121cm" svg:x1="18.153cm" svg:y1="13.583cm" svg:x2="21.153cm" svg:y2="17.618cm" draw:start-shape="id6" draw:start-glue-point="7" draw:end-shape="id7" svg:d="M18153 13583h1601v4035h1399" svg:viewBox="0 0 3001 4036">
          <text:p/>
        </draw:connector>
        <draw:custom-shape draw:style-name="gr15" draw:text-style-name="P14" xml:id="id40" draw:id="id40" draw:layer="layout" svg:width="3.866cm" svg:height="1.016cm" svg:x="21.092cm" svg:y="18.572cm">
          <text:p text:style-name="P3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41" draw:id="id41" draw:layer="layout" svg:width="3.683cm" svg:height="0.889cm" svg:x="27.304cm" svg:y="19.577cm">
          <text:p text:style-name="P3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1" xml:id="id43" draw:id="id43" draw:layer="layout" svg:width="3.683cm" svg:height="0.889cm" svg:x="27.304cm" svg:y="21.077cm">
          <text:p text:style-name="P3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4" xml:id="id42" draw:id="id42" draw:layer="layout" svg:width="3.866cm" svg:height="1.016cm" svg:x="21.093cm" svg:y="20.073cm">
          <text:p text:style-name="P3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1" xml:id="id9" draw:id="id9" draw:layer="layout" svg:width="3.683cm" svg:height="1.886cm" svg:x="21.851cm" svg:y="5.572cm">
          <text:p text:style-name="P3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5" xml:id="id8" draw:id="id8" draw:layer="layout" svg:width="4.699cm" svg:height="1.016cm" svg:x="21.37cm" svg:y="8.493cm">
          <text:p text:style-name="P3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3" draw:layer="layout" draw:type="line" svg:x1="23.719cm" svg:y1="8.493cm" svg:x2="23.692cm" svg:y2="7.458cm" draw:start-shape="id8" draw:end-shape="id9" draw:end-glue-point="6" svg:d="M23719 8493l-27-1035" svg:viewBox="0 0 28 1036">
          <text:p/>
        </draw:connector>
        <draw:custom-shape draw:style-name="gr17" draw:text-style-name="P15" xml:id="id10" draw:id="id10" draw:layer="layout" svg:width="4.699cm" svg:height="1.016cm" svg:x="27.139cm" svg:y="7.92cm">
          <text:p text:style-name="P3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3" draw:layer="layout" draw:line-skew="-0.001cm" svg:x1="18.153cm" svg:y1="13.583cm" svg:x2="21.37cm" svg:y2="9.001cm" draw:start-shape="id6" draw:start-glue-point="7" draw:end-shape="id8" draw:end-glue-point="5" svg:d="M18153 13583h1608v-4582h1609" svg:viewBox="0 0 3218 4583">
          <text:p/>
        </draw:connector>
        <draw:custom-shape draw:style-name="gr18" draw:text-style-name="P16" xml:id="id11" draw:id="id11" draw:layer="layout" svg:width="4.699cm" svg:height="1.016cm" svg:x="21.67cm" svg:y="12.541cm">
          <text:p text:style-name="P3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1" xml:id="id12" draw:id="id12" draw:layer="layout" svg:width="3.683cm" svg:height="1.524cm" svg:x="27.685cm" svg:y="10.779cm">
          <text:p text:style-name="P3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3" draw:layer="layout" svg:x1="25.534cm" svg:y1="6.515cm" svg:x2="29.489cm" svg:y2="7.92cm" draw:start-shape="id9" draw:start-glue-point="7" draw:end-shape="id10" draw:end-glue-point="4" svg:d="M25534 6515h3955v1405" svg:viewBox="0 0 3956 1406">
          <text:p/>
        </draw:connector>
        <draw:connector draw:style-name="gr13" draw:text-style-name="P13" draw:layer="layout" draw:line-skew="-0.138cm" svg:x1="18.153cm" svg:y1="13.583cm" svg:x2="21.67cm" svg:y2="13.049cm" draw:start-shape="id6" draw:start-glue-point="7" draw:end-shape="id11" draw:end-glue-point="5" svg:d="M18153 13583h1601v-534h1916" svg:viewBox="0 0 3518 535">
          <text:p/>
        </draw:connector>
        <draw:connector draw:style-name="gr20" draw:text-style-name="P13" draw:layer="layout" draw:type="line" svg:x1="29.489cm" svg:y1="8.936cm" svg:x2="29.526cm" svg:y2="10.779cm" draw:start-shape="id10" draw:start-glue-point="6" draw:end-shape="id12" draw:end-glue-point="4" svg:d="M29489 8936l37 1843" svg:viewBox="0 0 38 1844">
          <text:p/>
        </draw:connector>
        <draw:connector draw:style-name="gr13" draw:text-style-name="P13" draw:layer="layout" draw:type="lines" svg:x1="26.369cm" svg:y1="13.049cm" svg:x2="27.685cm" svg:y2="11.541cm" draw:start-shape="id11" draw:start-glue-point="7" draw:end-shape="id12" draw:end-glue-point="5" svg:d="M26369 13049h541l273-1508h502" svg:viewBox="0 0 1317 1509">
          <text:p/>
        </draw:connector>
        <draw:custom-shape draw:style-name="gr21" draw:text-style-name="P14" xml:id="id13" draw:id="id13" draw:layer="layout" svg:width="4.738cm" svg:height="1.016cm" svg:x="26.789cm" svg:y="14.508cm">
          <text:p text:style-name="P3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3" draw:layer="layout" draw:type="lines" svg:x1="29.526cm" svg:y1="12.303cm" svg:x2="29.158cm" svg:y2="14.508cm" draw:start-shape="id12" draw:start-glue-point="6" draw:end-shape="id13" draw:end-glue-point="4" svg:d="M29526 12303v502l-368 1202v501" svg:viewBox="0 0 369 2206">
          <text:p/>
        </draw:connector>
        <draw:connector draw:style-name="gr22" draw:text-style-name="P13" draw:layer="layout" draw:type="lines" svg:x1="29.158cm" svg:y1="15.524cm" svg:x2="29.145cm" svg:y2="18.172cm" draw:start-shape="id13" draw:start-glue-point="6" draw:end-shape="id14" draw:end-glue-point="4" svg:d="M29158 15524v502l-13 1644v502" svg:viewBox="0 0 14 2649">
          <text:p/>
        </draw:connector>
        <draw:custom-shape draw:style-name="gr23" draw:text-style-name="P15" xml:id="id15" draw:id="id15" draw:layer="layout" svg:width="4.699cm" svg:height="1.016cm" svg:x="31.361cm" svg:y="12.857cm">
          <text:p text:style-name="P3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3" draw:layer="layout" draw:type="lines" svg:x1="31.368cm" svg:y1="11.541cm" svg:x2="33.711cm" svg:y2="12.857cm" draw:start-shape="id12" draw:start-glue-point="7" draw:end-shape="id15" draw:end-glue-point="4" svg:d="M31368 11541h501l1842 815v501" svg:viewBox="0 0 2344 1317">
          <text:p/>
        </draw:connector>
        <draw:custom-shape draw:style-name="gr24" draw:text-style-name="P17" xml:id="id16" draw:id="id16" draw:layer="layout" svg:width="4.699cm" svg:height="1.016cm" svg:x="13.293cm" svg:y="25.634cm">
          <text:p text:style-name="P3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17" draw:id="id17" draw:layer="layout" svg:width="3.683cm" svg:height="0.889cm" svg:x="13.774cm" svg:y="27.532cm">
          <text:p text:style-name="P3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7" xml:id="id18" draw:id="id18" draw:layer="layout" svg:width="4.699cm" svg:height="1.016cm" svg:x="13.273cm" svg:y="29.147cm">
          <text:p text:style-name="P3"><text:span text:style-name="T2">Orthogonality.</text:span><text:span text:style-name="T2">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3" draw:layer="layout" draw:line-skew="1.099cm" svg:x1="18.153cm" svg:y1="13.583cm" svg:x2="17.992cm" svg:y2="26.142cm" draw:start-shape="id6" draw:start-glue-point="7" draw:end-shape="id16" draw:end-glue-point="7" svg:d="M18153 13583h1601v12559h-1762" svg:viewBox="0 0 1763 12560">
          <text:p/>
        </draw:connector>
        <draw:connector draw:style-name="gr13" draw:text-style-name="P13" draw:layer="layout" draw:type="lines" svg:x1="15.615cm" svg:y1="28.421cm" svg:x2="15.622cm" svg:y2="29.147cm" draw:start-shape="id17" draw:start-glue-point="6" draw:end-shape="id18" draw:end-glue-point="0" svg:d="M15615 28421v501l7-276v501" svg:viewBox="0 0 8 727">
          <text:p/>
        </draw:connector>
        <draw:custom-shape draw:style-name="gr25" draw:text-style-name="P18" xml:id="id19" draw:id="id19" draw:layer="layout" svg:width="4.699cm" svg:height="1.016cm" svg:x="13.454cm" svg:y="32.648cm">
          <text:p text:style-name="P3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9" xml:id="id39" draw:id="id39" draw:layer="layout" svg:width="3.991cm" svg:height="1.016cm" svg:x="7.477cm" svg:y="14.416cm">
          <text:p text:style-name="P3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0" xml:id="id24" draw:id="id24" draw:layer="layout" svg:width="3.683cm" svg:height="1.11cm" svg:x="13.708cm" svg:y="15.027cm">
          <text:p text:style-name="P3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8" xml:id="id20" draw:id="id20" draw:layer="layout" svg:width="4.699cm" svg:height="1.016cm" svg:x="13.454cm" svg:y="34.149cm">
          <text:p text:style-name="P3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8" xml:id="id21" draw:id="id21" draw:layer="layout" svg:width="4.699cm" svg:height="1.016cm" svg:x="13.454cm" svg:y="35.65cm">
          <text:p text:style-name="P3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3" draw:layer="layout" draw:line-skew="1.099cm" svg:x1="18.153cm" svg:y1="13.583cm" svg:x2="18.153cm" svg:y2="33.156cm" draw:start-shape="id6" draw:start-glue-point="7" draw:end-shape="id19" draw:end-glue-point="7" svg:d="M18153 13583h1601v19573h-1601" svg:viewBox="0 0 1602 19574">
          <text:p/>
        </draw:connector>
        <draw:connector draw:style-name="gr13" draw:text-style-name="P13" draw:layer="layout" draw:line-skew="1.099cm" svg:x1="18.153cm" svg:y1="13.583cm" svg:x2="18.153cm" svg:y2="34.657cm" draw:start-shape="id6" draw:start-glue-point="7" draw:end-shape="id20" draw:end-glue-point="7" svg:d="M18153 13583h1601v21074h-1601" svg:viewBox="0 0 1602 21075">
          <text:p/>
        </draw:connector>
        <draw:connector draw:style-name="gr13" draw:text-style-name="P13" draw:layer="layout" draw:line-skew="1.099cm" svg:x1="18.153cm" svg:y1="13.583cm" svg:x2="18.153cm" svg:y2="36.158cm" draw:start-shape="id6" draw:start-glue-point="7" draw:end-shape="id21" draw:end-glue-point="7" svg:d="M18153 13583h1601v22575h-1601" svg:viewBox="0 0 1602 22576">
          <text:p/>
        </draw:connector>
        <draw:custom-shape draw:style-name="gr15" draw:text-style-name="P14" xml:id="id46" draw:id="id46" draw:layer="layout" svg:width="3.866cm" svg:height="1.016cm" svg:x="32.992cm" svg:y="21.484cm">
          <text:p text:style-name="P3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4" xml:id="id45" draw:id="id45" draw:layer="layout" svg:width="3.866cm" svg:height="1.016cm" svg:x="33.048cm" svg:y="20.087cm">
          <text:p text:style-name="P3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8" xml:id="id22" draw:id="id22" draw:layer="layout" svg:width="6.601cm" svg:height="1.016cm" svg:x="26.063cm" svg:y="4.73cm">
          <text:p text:style-name="P3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8" xml:id="id23" draw:id="id23" draw:layer="layout" svg:width="5.585cm" svg:height="1.016cm" svg:x="26.063cm" svg:y="3.631cm">
          <text:p text:style-name="P3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3" draw:layer="layout" svg:x1="23.692cm" svg:y1="5.572cm" svg:x2="26.063cm" svg:y2="5.238cm" draw:start-shape="id9" draw:start-glue-point="4" draw:end-shape="id22" draw:end-glue-point="5" svg:d="M23692 5572v-334h2371" svg:viewBox="0 0 2372 335">
          <text:p/>
        </draw:connector>
        <draw:connector draw:style-name="gr13" draw:text-style-name="P13" draw:layer="layout" svg:x1="23.692cm" svg:y1="5.572cm" svg:x2="26.063cm" svg:y2="4.139cm" draw:start-shape="id9" draw:start-glue-point="4" draw:end-shape="id23" draw:end-glue-point="5" svg:d="M23692 5572v-1433h2371" svg:viewBox="0 0 2372 1434">
          <text:p/>
        </draw:connector>
        <draw:custom-shape draw:style-name="gr30" draw:text-style-name="P21" xml:id="id25" draw:id="id25" draw:layer="layout" svg:width="4.699cm" svg:height="1.016cm" svg:x="6.431cm" svg:y="17.316cm">
          <text:p text:style-name="P3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3" draw:layer="layout" svg:x1="15.549cm" svg:y1="16.137cm" svg:x2="11.13cm" svg:y2="17.824cm" draw:start-shape="id24" draw:start-glue-point="6" draw:end-shape="id25" draw:end-glue-point="7" svg:d="M15549 16137v1687h-4419" svg:viewBox="0 0 4420 1688">
          <text:p/>
        </draw:connector>
        <draw:custom-shape draw:style-name="gr31" draw:text-style-name="P22" xml:id="id26" draw:id="id26" draw:layer="layout" svg:width="3.683cm" svg:height="0.889cm" svg:x="1.343cm" svg:y="17.391cm">
          <text:p text:style-name="P3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3" draw:layer="layout" draw:type="line" svg:x1="6.431cm" svg:y1="17.824cm" svg:x2="5.026cm" svg:y2="17.835cm" draw:start-shape="id25" draw:start-glue-point="5" draw:end-shape="id26" draw:end-glue-point="7" svg:d="M6431 17824l-1405 11" svg:viewBox="0 0 1406 12">
          <text:p/>
        </draw:connector>
        <draw:custom-shape draw:style-name="gr32" draw:text-style-name="P21" xml:id="id27" draw:id="id27" draw:layer="layout" svg:width="2.642cm" svg:height="1.016cm" svg:x="2.003cm" svg:y="19.55cm">
          <text:p text:style-name="P3"><text:span text:style-name="T2">Lattice1D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22" xml:id="id28" draw:id="id28" draw:layer="layout" svg:width="3.683cm" svg:height="0.889cm" svg:x="1.47cm" svg:y="21.582cm">
          <text:p text:style-name="P3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3" draw:layer="layout" draw:type="line" svg:x1="3.184cm" svg:y1="18.28cm" svg:x2="3.324cm" svg:y2="19.55cm" draw:start-shape="id26" draw:start-glue-point="6" draw:end-shape="id27" svg:d="M3184 18280l140 1270" svg:viewBox="0 0 141 1271">
          <text:p/>
        </draw:connector>
        <draw:connector draw:style-name="gr13" draw:text-style-name="P13" draw:layer="layout" draw:type="line" svg:x1="3.324cm" svg:y1="20.566cm" svg:x2="3.311cm" svg:y2="21.582cm" draw:start-shape="id27" draw:start-glue-point="6" draw:end-shape="id28" svg:d="M3324 20566l-13 1016" svg:viewBox="0 0 14 1017">
          <text:p/>
        </draw:connector>
        <draw:custom-shape draw:style-name="gr33" draw:text-style-name="P21" xml:id="id29" draw:id="id29" draw:layer="layout" svg:width="3.744cm" svg:height="1.016cm" svg:x="1.409cm" svg:y="23.995cm">
          <text:p text:style-name="P3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3" draw:layer="layout" draw:type="line" svg:x1="3.311cm" svg:y1="22.471cm" svg:x2="3.281cm" svg:y2="23.995cm" draw:start-shape="id28" draw:start-glue-point="6" draw:end-shape="id29" draw:end-glue-point="4" svg:d="M3311 22471l-30 1524" svg:viewBox="0 0 31 1525">
          <text:p/>
        </draw:connector>
        <draw:custom-shape draw:style-name="gr34" draw:text-style-name="P23" xml:id="id59" draw:id="id59" draw:layer="layout" svg:width="4.166cm" svg:height="1.016cm" svg:x="32.75cm" svg:y="23.86cm">
          <text:p text:style-name="P3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8" xml:id="id30" draw:id="id30" draw:layer="layout" svg:width="4.166cm" svg:height="1.016cm" svg:x="26.064cm" svg:y="1.432cm">
          <text:p text:style-name="P3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3" draw:layer="layout" svg:x1="23.692cm" svg:y1="5.572cm" svg:x2="26.064cm" svg:y2="1.94cm" draw:start-shape="id9" draw:start-glue-point="4" draw:end-shape="id30" draw:end-glue-point="5" svg:d="M23692 5572v-3632h2372" svg:viewBox="0 0 2373 3633">
          <text:p/>
        </draw:connector>
        <draw:custom-shape draw:style-name="gr15" draw:text-style-name="P14" xml:id="id44" draw:id="id44" draw:layer="layout" svg:width="3.866cm" svg:height="1.016cm" svg:x="32.992cm" svg:y="18.69cm">
          <text:p text:style-name="P3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3" draw:layer="layout" draw:type="line" svg:x1="15.643cm" svg:y1="26.65cm" svg:x2="15.615cm" svg:y2="27.532cm" draw:start-shape="id16" draw:start-glue-point="6" draw:end-shape="id17" draw:end-glue-point="4" svg:d="M15643 26650l-28 882" svg:viewBox="0 0 29 883">
          <text:p/>
        </draw:connector>
        <draw:custom-shape draw:style-name="gr36" draw:text-style-name="P12" xml:id="id31" draw:id="id31" draw:layer="layout" svg:width="5.08cm" svg:height="1.016cm" svg:x="3.929cm" svg:y="1.843cm">
          <text:p text:style-name="P3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1" xml:id="id32" draw:id="id32" draw:layer="layout" svg:width="4.519cm" svg:height="0.889cm" svg:x="4.209cm" svg:y="3.629cm">
          <text:p text:style-name="P3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3" draw:layer="layout" draw:type="lines" svg:x1="12.297cm" svg:y1="1.953cm" svg:x2="9.009cm" svg:y2="2.351cm" draw:start-shape="id1" draw:start-glue-point="5" draw:end-shape="id31" draw:end-glue-point="7" svg:d="M12297 1953h-502l-2244 398h-542" svg:viewBox="0 0 3289 399">
          <text:p/>
        </draw:connector>
        <draw:connector draw:style-name="gr13" draw:text-style-name="P13" draw:layer="layout" draw:type="line" svg:x1="6.469cm" svg:y1="2.859cm" svg:x2="6.469cm" svg:y2="3.629cm" draw:start-shape="id31" draw:start-glue-point="6" draw:end-shape="id32" draw:end-glue-point="4" svg:d="M6469 2859v770" svg:viewBox="0 0 1 771">
          <text:p/>
        </draw:connector>
        <draw:custom-shape draw:style-name="gr10" draw:text-style-name="P12" xml:id="id33" draw:id="id33" draw:layer="layout" svg:width="4.699cm" svg:height="1.016cm" svg:x="4.118cm" svg:y="5.28cm">
          <text:p text:style-name="P3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3" draw:layer="layout" draw:type="line" svg:x1="6.469cm" svg:y1="4.518cm" svg:x2="6.468cm" svg:y2="5.28cm" draw:start-shape="id32" draw:start-glue-point="6" draw:end-shape="id33" draw:end-glue-point="4" svg:d="M6469 4518l-1 762" svg:viewBox="0 0 2 763">
          <text:p/>
        </draw:connector>
        <draw:custom-shape draw:style-name="gr19" draw:text-style-name="P11" xml:id="id35" draw:id="id35" draw:layer="layout" svg:width="3.683cm" svg:height="1.524cm" svg:x="6.842cm" svg:y="22.122cm">
          <text:p text:style-name="P3"><text:span text:style-name="T2">plots.root</text:span></text:p>
          <text:p text:style-name="P3"><text:span text:style-name="T1">from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1" xml:id="id34" draw:id="id34" draw:layer="layout" svg:width="4.699cm" svg:height="1.016cm" svg:x="8.32cm" svg:y="19.161cm">
          <text:p text:style-name="P3"><text:span text:style-name="T2">MhDecompose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3" draw:layer="layout" svg:x1="15.549cm" svg:y1="16.137cm" svg:x2="13.019cm" svg:y2="19.669cm" draw:start-shape="id24" draw:start-glue-point="6" draw:end-shape="id34" draw:end-glue-point="7" svg:d="M15549 16137v3532h-2530" svg:viewBox="0 0 2531 3533">
          <text:p/>
        </draw:connector>
        <draw:connector draw:style-name="gr13" draw:text-style-name="P13" draw:layer="layout" draw:type="lines" svg:x1="8.683cm" svg:y1="22.122cm" svg:x2="10.67cm" svg:y2="20.177cm" draw:start-shape="id35" draw:start-glue-point="4" draw:end-shape="id34" draw:end-glue-point="6" svg:d="M8683 22122v-501l1987-942v-502" svg:viewBox="0 0 1988 1946">
          <text:p/>
        </draw:connector>
        <draw:custom-shape draw:style-name="gr38" draw:text-style-name="P24" xml:id="id36" draw:id="id36" draw:layer="layout" svg:width="3.683cm" svg:height="0.889cm" svg:x="11.033cm" svg:y="22.503cm">
          <text:p text:style-name="P3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3" draw:layer="layout" draw:type="lines" svg:x1="10.67cm" svg:y1="20.177cm" svg:x2="12.874cm" svg:y2="22.503cm" draw:start-shape="id34" draw:start-glue-point="6" draw:end-shape="id36" draw:end-glue-point="4" svg:d="M10670 20177v502l2204 1322v502" svg:viewBox="0 0 2205 2327">
          <text:p/>
        </draw:connector>
        <draw:custom-shape draw:style-name="gr12" draw:text-style-name="P11" xml:id="id5" draw:id="id5" draw:layer="layout" svg:width="3.683cm" svg:height="1.016cm" svg:x="13.7cm" svg:y="11.642cm">
          <text:p text:style-name="P3"><text:span text:style-name="T2">outroot.diph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25" xml:id="id37" draw:id="id37" draw:layer="layout" svg:width="3.81cm" svg:height="1.016cm" svg:x="7.604cm" svg:y="12.384cm">
          <text:p text:style-name="P3"><text:span text:style-name="T2">RePai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3" draw:layer="layout" draw:type="lines" svg:x1="13.7cm" svg:y1="12.15cm" svg:x2="11.414cm" svg:y2="12.892cm" draw:start-shape="id5" draw:start-glue-point="5" draw:end-shape="id37" svg:d="M13700 12150h-502l-1242 742h-542" svg:viewBox="0 0 2287 743">
          <text:p/>
        </draw:connector>
        <draw:connector draw:style-name="gr13" draw:text-style-name="P13" draw:layer="layout" draw:type="lines" svg:x1="11.414cm" svg:y1="12.892cm" svg:x2="13.7cm" svg:y2="13.849cm" draw:start-shape="id37" draw:start-glue-point="7" draw:end-shape="id38" draw:end-glue-point="5" svg:d="M11414 12892h542l1242 957h502" svg:viewBox="0 0 2287 958">
          <text:p/>
        </draw:connector>
        <draw:connector draw:style-name="gr13" draw:text-style-name="P13" draw:layer="layout" draw:type="lines" svg:x1="13.7cm" svg:y1="13.849cm" svg:x2="11.468cm" svg:y2="14.924cm" draw:start-shape="id38" draw:start-glue-point="5" draw:end-shape="id39" draw:end-glue-point="7" svg:d="M13700 13849h-502l-1189 1075h-541" svg:viewBox="0 0 2233 1076">
          <text:p/>
        </draw:connector>
        <draw:connector draw:style-name="gr13" draw:text-style-name="P13" draw:layer="layout" draw:type="lines" svg:x1="11.468cm" svg:y1="14.924cm" svg:x2="13.708cm" svg:y2="15.582cm" draw:start-shape="id39" draw:start-glue-point="7" draw:end-shape="id24" draw:end-glue-point="5" svg:d="M11468 14924h541l1197 658h502" svg:viewBox="0 0 2241 659">
          <text:p/>
        </draw:connector>
        <draw:connector draw:style-name="gr13" draw:text-style-name="P13" draw:layer="layout" draw:type="lines" svg:x1="24.836cm" svg:y1="17.618cm" svg:x2="27.304cm" svg:y2="18.616cm" draw:start-shape="id7" draw:start-glue-point="7" draw:end-shape="id14" svg:d="M24836 17618h541l1425 998h502" svg:viewBox="0 0 2469 999">
          <text:p/>
        </draw:connector>
        <draw:connector draw:style-name="gr13" draw:text-style-name="P13" draw:layer="layout" draw:type="lines" svg:x1="27.304cm" svg:y1="18.616cm" svg:x2="24.958cm" svg:y2="19.08cm" draw:start-shape="id14" draw:start-glue-point="5" draw:end-shape="id40" draw:end-glue-point="7" svg:d="M27304 18616h-502l-1342 464h-502" svg:viewBox="0 0 2347 465">
          <text:p/>
        </draw:connector>
        <draw:connector draw:style-name="gr13" draw:text-style-name="P13" draw:layer="layout" draw:type="lines" svg:x1="24.958cm" svg:y1="19.08cm" svg:x2="27.304cm" svg:y2="20.021cm" draw:start-shape="id40" draw:start-glue-point="7" draw:end-shape="id41" draw:end-glue-point="5" svg:d="M24958 19080h502l1342 941h502" svg:viewBox="0 0 2347 942">
          <text:p/>
        </draw:connector>
        <draw:connector draw:style-name="gr13" draw:text-style-name="P13" draw:layer="layout" draw:type="lines" svg:x1="27.304cm" svg:y1="20.021cm" svg:x2="24.959cm" svg:y2="20.581cm" draw:start-shape="id41" draw:start-glue-point="5" draw:end-shape="id42" svg:d="M27304 20021h-502l-1341 560h-502" svg:viewBox="0 0 2346 561">
          <text:p/>
        </draw:connector>
        <draw:connector draw:style-name="gr13" draw:text-style-name="P13" draw:layer="layout" draw:type="lines" svg:x1="24.959cm" svg:y1="20.581cm" svg:x2="27.304cm" svg:y2="21.521cm" draw:start-shape="id42" draw:start-glue-point="7" draw:end-shape="id43" draw:end-glue-point="5" svg:d="M24959 20581h502l1341 940h502" svg:viewBox="0 0 2346 941">
          <text:p/>
        </draw:connector>
        <draw:connector draw:style-name="gr13" draw:text-style-name="P13" draw:layer="layout" draw:type="lines" svg:x1="30.987cm" svg:y1="21.521cm" svg:x2="32.992cm" svg:y2="19.198cm" draw:start-shape="id43" draw:start-glue-point="7" draw:end-shape="id44" draw:end-glue-point="5" svg:d="M30987 21521h501l1003-2323h501" svg:viewBox="0 0 2006 2324">
          <text:p/>
        </draw:connector>
        <draw:connector draw:style-name="gr13" draw:text-style-name="P13" draw:layer="layout" draw:type="lines" svg:x1="30.987cm" svg:y1="21.521cm" svg:x2="33.048cm" svg:y2="20.595cm" draw:start-shape="id43" draw:start-glue-point="7" draw:end-shape="id45" draw:end-glue-point="5" svg:d="M30987 21521h501l1059-926h501" svg:viewBox="0 0 2062 927">
          <text:p/>
        </draw:connector>
        <draw:connector draw:style-name="gr13" draw:text-style-name="P13" draw:layer="layout" draw:type="lines" svg:x1="30.987cm" svg:y1="21.521cm" svg:x2="32.992cm" svg:y2="21.992cm" draw:start-shape="id43" draw:start-glue-point="7" draw:end-shape="id46" draw:end-glue-point="5" svg:d="M30987 21521h501l1003 471h501" svg:viewBox="0 0 2006 472">
          <text:p/>
        </draw:connector>
        <draw:connector draw:style-name="gr13" draw:text-style-name="P13" draw:layer="layout" draw:line-skew="0.295cm" svg:x1="18.153cm" svg:y1="13.583cm" svg:x2="20.805cm" svg:y2="23.487cm" draw:start-shape="id6" draw:start-glue-point="7" draw:end-shape="id47" draw:end-glue-point="5" svg:d="M18153 13583h1601v9904h1051" svg:viewBox="0 0 2653 9905">
          <text:p/>
        </draw:connector>
        <draw:custom-shape draw:style-name="gr11" draw:text-style-name="P11" xml:id="id48" draw:id="id48" draw:layer="layout" svg:width="3.683cm" svg:height="0.889cm" svg:x="27.316cm" svg:y="23.052cm">
          <text:p text:style-name="P3"><text:span text:style-name="T2">catTree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3" draw:layer="layout" draw:type="lines" svg:x1="25.504cm" svg:y1="23.487cm" svg:x2="27.316cm" svg:y2="23.496cm" draw:start-shape="id47" draw:start-glue-point="7" draw:end-shape="id48" draw:end-glue-point="5" svg:d="M25504 23487h541l769 9h502" svg:viewBox="0 0 1813 10">
          <text:p/>
        </draw:connector>
        <draw:custom-shape draw:style-name="gr40" draw:text-style-name="P26" xml:id="id47" draw:id="id47" draw:layer="layout" svg:width="4.699cm" svg:height="0.702cm" svg:x="20.805cm" svg:y="23.136cm">
          <text:p text:style-name="P3"><text:span text:style-name="T2">singleBinTreeMaker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4" xml:id="id50" draw:id="id50" draw:layer="layout" svg:width="3.866cm" svg:height="1.016cm" svg:x="26.833cm" svg:y="25.64cm">
          <text:p text:style-name="P3"><text:span text:style-name="T2">asymBru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49" draw:id="id49" draw:layer="layout" svg:width="3.683cm" svg:height="0.889cm" svg:x="21.701cm" svg:y="25.44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2" draw:text-style-name="P13" draw:layer="layout" draw:type="lines" svg:x1="23.155cm" svg:y1="23.838cm" svg:x2="23.542cm" svg:y2="25.44cm" draw:start-shape="id47" draw:start-glue-point="6" draw:end-shape="id49" draw:end-glue-point="4" svg:d="M23155 23838v542l387 558v502" svg:viewBox="0 0 388 1603">
          <text:p text:style-name="P3"><text:span text:style-name="T3">on MC data</text:span></text:p>
        </draw:connector>
        <draw:connector draw:style-name="gr13" draw:text-style-name="P13" draw:layer="layout" draw:type="lines" svg:x1="25.384cm" svg:y1="25.884cm" svg:x2="26.833cm" svg:y2="26.148cm" draw:start-shape="id49" draw:start-glue-point="7" draw:end-shape="id50" draw:end-glue-point="5" svg:d="M25384 25884h501l447 264h501" svg:viewBox="0 0 1450 265">
          <text:p/>
        </draw:connector>
        <draw:connector draw:style-name="gr13" draw:text-style-name="P13" draw:layer="layout" draw:type="lines" svg:x1="29.157cm" svg:y1="23.941cm" svg:x2="28.766cm" svg:y2="25.64cm" draw:start-shape="id48" draw:start-glue-point="6" draw:end-shape="id50" svg:d="M29157 23941v501l-391 697v501" svg:viewBox="0 0 392 1700">
          <text:p/>
        </draw:connector>
        <draw:custom-shape draw:style-name="gr11" draw:text-style-name="P11" xml:id="id51" draw:id="id51" draw:layer="layout" svg:width="3.683cm" svg:height="0.889cm" svg:x="26.735cm" svg:y="28.588cm">
          <text:p text:style-name="P3"><text:span text:style-name="T2">brufi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4" xml:id="id52" draw:id="id52" draw:layer="layout" svg:width="3.61cm" svg:height="1.016cm" svg:x="21.501cm" svg:y="29.196cm">
          <text:p text:style-name="P3"><text:span text:style-name="T2">drawBru.C</text:span></text:p>
          <text:p text:style-name="P3"><text:span text:style-name="T4">(called by asymBruFit.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53" draw:id="id53" draw:layer="layout" svg:width="3.683cm" svg:height="0.889cm" svg:x="26.735cm" svg:y="29.985cm">
          <text:p text:style-name="P3"><text:span text:style-name="T2">asym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3" draw:layer="layout" draw:type="lines" svg:x1="26.735cm" svg:y1="29.032cm" svg:x2="25.111cm" svg:y2="29.704cm" draw:start-shape="id51" draw:start-glue-point="5" draw:end-shape="id52" draw:end-glue-point="7" svg:d="M26735 29032h-502l-620 672h-502" svg:viewBox="0 0 1625 673">
          <text:p/>
        </draw:connector>
        <draw:connector draw:style-name="gr13" draw:text-style-name="P13" draw:layer="layout" draw:type="lines" svg:x1="25.111cm" svg:y1="29.704cm" svg:x2="26.735cm" svg:y2="30.429cm" draw:start-shape="id52" draw:start-glue-point="7" draw:end-shape="id53" draw:end-glue-point="5" svg:d="M25111 29704h502l620 725h502" svg:viewBox="0 0 1625 726">
          <text:p/>
        </draw:connector>
        <draw:custom-shape draw:style-name="gr44" draw:text-style-name="P4" xml:id="id55" draw:id="id55" draw:layer="layout" svg:width="4.197cm" svg:height="1.016cm" svg:x="32.588cm" svg:y="27.326cm">
          <text:p text:style-name="P3"><text:span text:style-name="T2">CompareBru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7" draw:layer="layout" svg:width="2.538cm" svg:height="1.016cm" svg:x="33.504cm" svg:y="30.039cm">
          <text:p text:style-name="P3"><text:span text:style-name="T2">pw</text:span><text:span text:style-name="T2">Plot</text:span><text:span text:style-name="T2">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3" draw:layer="layout" draw:type="lines" svg:x1="31.153cm" svg:y1="30.224cm" svg:x2="32.588cm" svg:y2="27.834cm" draw:start-shape="id54" draw:end-shape="id55" draw:end-glue-point="5" svg:d="M31153 30224h502l431-2390h502" svg:viewBox="0 0 1436 2391">
          <text:p/>
        </draw:connector>
        <draw:connector draw:style-name="gr13" draw:text-style-name="P13" draw:layer="layout" draw:type="lines" svg:x1="31.153cm" svg:y1="30.224cm" svg:x2="32.742cm" svg:y2="30.247cm" draw:start-shape="id54" draw:end-shape="id56" draw:end-glue-point="5" svg:d="M31153 30224h502l585 23h502" svg:viewBox="0 0 1590 24">
          <text:p/>
        </draw:connector>
        <draw:connector draw:style-name="gr13" draw:text-style-name="P13" draw:layer="layout" draw:type="lines" svg:x1="28.766cm" svg:y1="26.656cm" svg:x2="28.576cm" svg:y2="28.588cm" draw:start-shape="id50" draw:start-glue-point="6" draw:end-shape="id51" draw:end-glue-point="4" svg:d="M28766 26656v502l-190 928v502" svg:viewBox="0 0 191 1933">
          <text:p/>
        </draw:connector>
        <draw:custom-shape draw:style-name="gr46" draw:text-style-name="P25" xml:id="id57" draw:id="id57" draw:layer="layout" svg:width="5.453cm" svg:height="1.016cm" svg:x="21.066cm" svg:y="35.64cm">
          <text:p text:style-name="P3"><text:span text:style-name="T2">diagnosticsDiphoto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3" draw:layer="layout" draw:line-skew="0.149cm" svg:x1="18.153cm" svg:y1="13.583cm" svg:x2="21.066cm" svg:y2="36.148cm" draw:start-shape="id6" draw:start-glue-point="7" draw:end-shape="id57" draw:end-glue-point="5" svg:d="M18153 13583h1580v22565h1333" svg:viewBox="0 0 2914 22566">
          <text:p/>
        </draw:connector>
        <draw:custom-shape draw:style-name="gr47" draw:text-style-name="P11" xml:id="id58" draw:id="id58" draw:layer="layout" svg:width="1.932cm" svg:height="0.87cm" svg:x="27.751cm" svg:y="35.69cm">
          <text:p text:style-name="P3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3" draw:layer="layout" draw:type="lines" svg:x1="26.519cm" svg:y1="36.148cm" svg:x2="27.751cm" svg:y2="36.125cm" draw:start-shape="id57" draw:start-glue-point="7" draw:end-shape="id58" draw:end-glue-point="5" svg:d="M26519 36148h553l178-23h501" svg:viewBox="0 0 1233 24">
          <text:p/>
        </draw:connector>
        <draw:connector draw:style-name="gr13" draw:text-style-name="P13" draw:layer="layout" draw:type="lines" svg:x1="30.999cm" svg:y1="23.496cm" svg:x2="32.75cm" svg:y2="24.368cm" draw:start-shape="id48" draw:start-glue-point="7" draw:end-shape="id59" draw:end-glue-point="5" svg:d="M30999 23496h501l749 872h501" svg:viewBox="0 0 1752 873">
          <text:p/>
        </draw:connector>
        <draw:custom-shape draw:style-name="gr29" draw:text-style-name="P18" xml:id="id60" draw:id="id60" draw:layer="layout" svg:width="5.585cm" svg:height="1.016cm" svg:x="26.063cm" svg:y="2.532cm">
          <text:p text:style-name="P3"><text:span text:style-name="T2">Compare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3" draw:layer="layout" svg:x1="23.692cm" svg:y1="5.572cm" svg:x2="26.063cm" svg:y2="3.04cm" draw:start-shape="id9" draw:start-glue-point="4" draw:end-shape="id60" draw:end-glue-point="5" svg:d="M23692 5572v-2532h2371" svg:viewBox="0 0 2372 2533">
          <text:p/>
        </draw:connector>
        <draw:custom-shape draw:style-name="gr48" draw:text-style-name="P28" xml:id="id61" draw:id="id61" draw:layer="layout" svg:width="4.166cm" svg:height="1.016cm" svg:x="32.751cm" svg:y="24.961cm">
          <text:p text:style-name="P3"><text:span text:style-name="T2">DrawCatTree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3" draw:layer="layout" draw:type="lines" svg:x1="30.999cm" svg:y1="23.496cm" svg:x2="32.751cm" svg:y2="25.469cm" draw:start-shape="id48" draw:start-glue-point="7" draw:end-shape="id61" svg:d="M30999 23496h501l750 1973h501" svg:viewBox="0 0 1753 1974">
          <text:p/>
        </draw:connector>
        <draw:custom-shape draw:style-name="gr49" draw:text-style-name="P25" xml:id="id62" draw:id="id62" draw:layer="layout" svg:width="3.516cm" svg:height="1.016cm" svg:x="31.915cm" svg:y="35.063cm">
          <text:p text:style-name="P3"><text:span text:style-name="T2">diphotonFit.cpp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7" draw:text-style-name="P11" xml:id="id63" draw:id="id63" draw:layer="layout" svg:width="1.932cm" svg:height="0.87cm" svg:x="27.751cm" svg:y="34.691cm">
          <text:p text:style-name="P3"><text:span text:style-name="T2">fit.</text:span><text:span text:style-name="T2">ro</text:span><text:span text:style-name="T2">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3" draw:layer="layout" draw:type="lines" svg:x1="29.683cm" svg:y1="36.125cm" svg:x2="31.915cm" svg:y2="35.571cm" draw:start-shape="id58" draw:start-glue-point="7" draw:end-shape="id62" draw:end-glue-point="5" svg:d="M29683 36125h502l1229-554h501" svg:viewBox="0 0 2233 555">
          <text:p/>
        </draw:connector>
        <draw:connector draw:style-name="gr13" draw:text-style-name="P13" draw:layer="layout" draw:type="lines" svg:x1="31.915cm" svg:y1="35.571cm" svg:x2="29.683cm" svg:y2="35.126cm" draw:start-shape="id62" draw:start-glue-point="5" draw:end-shape="id63" draw:end-glue-point="7" svg:d="M31915 35571h-501l-1229-445h-502" svg:viewBox="0 0 2233 446">
          <text:p/>
        </draw:connector>
        <draw:custom-shape draw:style-name="gr50" draw:text-style-name="P25" xml:id="id64" draw:id="id64" draw:layer="layout" svg:width="3.516cm" svg:height="1.091cm" svg:x="21.32cm" svg:y="31.988cm">
          <text:p text:style-name="P3"><text:span text:style-name="T2">bgCorrecter.cp</text:span><text:span text:style-name="T2">p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1" draw:text-style-name="P11" xml:id="id65" draw:id="id65" draw:layer="layout" svg:width="4.191cm" svg:height="0.889cm" svg:x="26.527cm" svg:y="31.385cm">
          <text:p text:style-name="P3"><text:span text:style-name="T2">asymBGcorr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3" draw:layer="layout" draw:type="lines" svg:x1="26.735cm" svg:y1="30.429cm" svg:x2="23.078cm" svg:y2="31.988cm" draw:start-shape="id53" draw:end-shape="id64" draw:end-glue-point="4" svg:d="M26735 30429h-502l-3155 1057v502" svg:viewBox="0 0 3658 1560">
          <text:p/>
        </draw:connector>
        <draw:connector draw:style-name="gr13" draw:text-style-name="P13" draw:layer="layout" draw:type="lines" svg:x1="27.751cm" svg:y1="35.126cm" svg:x2="23.078cm" svg:y2="33.079cm" draw:start-shape="id63" draw:start-glue-point="5" draw:end-shape="id64" draw:end-glue-point="6" svg:d="M27751 35126h-501l-4172-1546v-501" svg:viewBox="0 0 4674 2048">
          <text:p/>
        </draw:connector>
        <draw:connector draw:style-name="gr13" draw:text-style-name="P13" draw:layer="layout" draw:type="lines" svg:x1="24.836cm" svg:y1="32.534cm" svg:x2="26.527cm" svg:y2="31.829cm" draw:start-shape="id64" draw:start-glue-point="7" draw:end-shape="id65" draw:end-glue-point="5" svg:d="M24836 32534h502l687-705h502" svg:viewBox="0 0 1692 7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6:51:27.756150831</meta:creation-date>
    <dc:date>2021-04-28T15:13:00.117780892</dc:date>
    <meta:editing-duration>PT2H16M10S</meta:editing-duration>
    <meta:editing-cycles>40</meta:editing-cycles>
    <meta:generator>LibreOffice/6.0.7.3$Linux_X86_64 LibreOffice_project/00m0$Build-3</meta:generator>
    <meta:document-statistic meta:object-count="137"/>
  </office:meta>
</office:document-meta>
</file>